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5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15pt"/>
    </style:style>
    <style:style style:name="P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5pt"/>
    </style:style>
    <style:style style:name="T3" style:family="text">
      <style:text-properties fo:color="#8888c6"/>
    </style:style>
    <style:style style:name="T4" style:family="text">
      <style:text-properties fo:color="#8888c6" style:font-name="DejaVu Sans Mono" fo:font-size="15pt"/>
    </style:style>
    <style:style style:name="T5" style:family="text">
      <style:text-properties fo:color="#6897bb"/>
    </style:style>
    <style:style style:name="T6" style:family="text">
      <style:text-properties fo:color="#6897bb" style:font-name="DejaVu Sans Mono" fo:font-size="15pt"/>
    </style:style>
    <style:style style:name="T7" style:family="text">
      <style:text-properties style:font-name="DejaVu Sans Mono" fo:font-size="15pt"/>
    </style:style>
    <style:style style:name="T8" style:family="text">
      <style:text-properties fo:color="#b200b2" style:font-name="DejaVu Sans Mono" fo:font-size="15pt"/>
    </style:style>
    <style:style style:name="T9" style:family="text">
      <style:text-properties fo:color="#94558d" style:font-name="DejaVu Sans Mono" fo:font-size="15pt"/>
    </style:style>
    <style:style style:name="T10" style:family="text">
      <style:text-properties fo:color="#ffc66d"/>
    </style:style>
    <style:style style:name="T11" style:family="text">
      <style:text-properties fo:color="#ffc66d" style:font-name="DejaVu Sans Mono" fo:font-size="15pt"/>
    </style:style>
    <style:style style:name="T12" style:family="text">
      <style:text-properties fo:color="#6a8759"/>
    </style:style>
    <style:style style:name="T13" style:family="text">
      <style:text-properties fo:color="#6a8759" style:font-name="DejaVu Sans Mono" fo:font-size="15pt"/>
    </style:style>
    <style:style style:name="T14" style:family="text">
      <style:text-properties fo:color="#aa4926"/>
    </style:style>
    <style:style style:name="T15" style:family="text">
      <style:text-properties fo:color="#aa4926" style:font-name="DejaVu Sans Mono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</text:span>json</text:p>
      <text:p text:style-name="P1"><text:span text:style-name="T1">from </text:span>pprint <text:span text:style-name="T1">import </text:span>pprint</text:p>
      <text:p text:style-name="P1"><text:span text:style-name="T1">import </text:span>random</text:p>
      <text:p text:style-name="P1">mice_ages = <text:span text:style-name="T3">list</text:span>(<text:span text:style-name="T3">range</text:span>(<text:span text:style-name="T5">1</text:span><text:span text:style-name="T1">, </text:span><text:span text:style-name="T5">24</text:span>))</text:p>
      <text:p text:style-name="P1">mice_weiights = <text:span text:style-name="T3">list</text:span>(<text:span text:style-name="T3">range</text:span>(<text:span text:style-name="T5">20</text:span><text:span text:style-name="T1">, </text:span><text:span text:style-name="T5">200</text:span>))</text:p>
      <text:p text:style-name="P1"><text:span text:style-name="T1">class </text:span>Mouse:</text:p>
      <text:p text:style-name="P2"><text:s text:c="4"/><text:span text:style-name="T2">def </text:span><text:span text:style-name="T8">__init__</text:span><text:span text:style-name="T7">(</text:span><text:span text:style-name="T9">self</text:span><text:span text:style-name="T7">):</text:span></text:p>
      <text:p text:style-name="P2"><text:s text:c="8"/><text:span text:style-name="T9">self</text:span><text:span text:style-name="T7">.age = random.randint(</text:span><text:span text:style-name="T6">1</text:span><text:span text:style-name="T2">, </text:span><text:span text:style-name="T6">24</text:span><text:span text:style-name="T7">)</text:span></text:p>
      <text:p text:style-name="P2"><text:s text:c="8"/><text:span text:style-name="T9">self</text:span><text:span text:style-name="T7">.weight = random.randint(</text:span><text:span text:style-name="T6">20</text:span><text:span text:style-name="T2">, </text:span><text:span text:style-name="T6">200</text:span><text:span text:style-name="T7">)</text:span></text:p>
      <text:p text:style-name="P1"><text:span text:style-name="T1">def </text:span><text:span text:style-name="T10">mouse_default</text:span>(obj):</text:p>
      <text:p text:style-name="P2"><text:s text:c="4"/><text:span text:style-name="T7">data = {</text:span><text:span text:style-name="T13">"age"</text:span><text:span text:style-name="T7">: obj.age</text:span><text:span text:style-name="T2">, </text:span><text:span text:style-name="T13">"weight"</text:span><text:span text:style-name="T7">: obj.weight}</text:span></text:p>
      <text:p text:style-name="P2"><text:s text:c="4"/><text:span text:style-name="T2">return </text:span><text:span text:style-name="T7">data</text:span></text:p>
      <text:p text:style-name="P1"><text:span text:style-name="T1">def </text:span><text:span text:style-name="T10">mouse_hook</text:span>(data):</text:p>
      <text:p text:style-name="P2"><text:s text:c="4"/><text:span text:style-name="T7">mouse_instance = Mouse()</text:span></text:p>
      <text:p text:style-name="P2"><text:s text:c="4"/><text:span text:style-name="T7">mouse_instance.age = data.get(</text:span><text:span text:style-name="T13">"age"</text:span><text:span text:style-name="T2">, </text:span><text:span text:style-name="T7">random.randint(</text:span><text:span text:style-name="T6">1</text:span><text:span text:style-name="T2">, </text:span><text:span text:style-name="T6">24</text:span><text:span text:style-name="T7">))</text:span></text:p>
      <text:p text:style-name="P2"><text:s text:c="4"/><text:span text:style-name="T7">mouse_instance.weight = data.get(</text:span><text:span text:style-name="T13">"weight"</text:span><text:span text:style-name="T2">, </text:span><text:span text:style-name="T7">random.randint(</text:span><text:span text:style-name="T6">20</text:span><text:span text:style-name="T2">, </text:span><text:span text:style-name="T6">200</text:span><text:span text:style-name="T7">))</text:span></text:p>
      <text:p text:style-name="P2"><text:s text:c="4"/><text:span text:style-name="T2">return </text:span><text:span text:style-name="T7">mouse_instance</text:span></text:p>
      <text:p text:style-name="P1">mice_list = [Mouse() <text:span text:style-name="T1">for </text:span>x <text:span text:style-name="T1">in </text:span><text:span text:style-name="T3">range</text:span>(<text:span text:style-name="T5">20</text:span>)]</text:p>
      <text:p text:style-name="P1">pprint(mice_list)</text:p>
      <text:p text:style-name="P1"><text:span text:style-name="T1">for </text:span>mouse <text:span text:style-name="T1">in </text:span>mice_list:</text:p>
      <text:p text:style-name="P2"><text:s text:c="4"/><text:span text:style-name="T4">print</text:span><text:span text:style-name="T7">(mouse.weight</text:span><text:span text:style-name="T2">, </text:span><text:span text:style-name="T7">mouse.age)</text:span></text:p>
      <text:p text:style-name="P1">test_mouse = Mouse()</text:p>
      <text:p text:style-name="P1"><text:span text:style-name="T3">print</text:span>(test_mouse.age<text:span text:style-name="T1">, </text:span>test_mouse.weight)</text:p>
      <text:p text:style-name="P1">mouse_str = json.dumps(test_mouse<text:span text:style-name="T1">, </text:span><text:span text:style-name="T14">default</text:span>=mouse_default)</text:p>
      <text:p text:style-name="P1"><text:span text:style-name="T3">print</text:span>(mouse_str)</text:p>
      <text:p text:style-name="P1">restored_mouse = json.loads(mouse_str<text:span text:style-name="T1">, </text:span><text:span text:style-name="T14">object_hook</text:span>=mouse_hook)</text:p>
      <text:p text:style-name="P1"><text:span text:style-name="T3">print</text:span>(<text:span text:style-name="T3">type</text:span>(restored_mouse)<text:span text:style-name="T1">, </text:span>restored_mouse.age<text:span text:style-name="T1">, </text:span>restored_mouse.weight)</text:p>
      <text:p text:style-name="P1"><text:span text:style-name="T3">print</text:span>(restored_mouse.age == test_mouse.age <text:span text:style-name="T1">and </text:span>restored_mouse.weight == test_mouse.weight)</text:p>
      <text:p text:style-name="P1">cat_names = [<text:span text:style-name="T12">"Barsik"</text:span><text:span text:style-name="T1">, </text:span><text:span text:style-name="T12">"Murzik"</text:span><text:span text:style-name="T1">, </text:span><text:span text:style-name="T12">"Pushistik"</text:span><text:span text:style-name="T1">, </text:span><text:span text:style-name="T12">"Sonya"</text:span><text:span text:style-name="T1">, </text:span><text:span text:style-name="T12">"Marusya"</text:span>]</text:p>
      <text:p text:style-name="P1"><text:span text:style-name="T1">class </text:span>Cat:</text:p>
      <text:p text:style-name="P2"><text:s text:c="4"/><text:span text:style-name="T2">def </text:span><text:span text:style-name="T8">__init__</text:span><text:span text:style-name="T7">(</text:span><text:span text:style-name="T9">self</text:span><text:span text:style-name="T7">):</text:span></text:p>
      <text:p text:style-name="P2"><text:s text:c="8"/><text:span text:style-name="T9">self</text:span><text:span text:style-name="T7">.name = random.choice(cat_names)</text:span></text:p>
      <text:p text:style-name="P2"><text:s text:c="8"/><text:span text:style-name="T9">self</text:span><text:span text:style-name="T7">.age = random.randint(</text:span><text:span text:style-name="T6">0</text:span><text:span text:style-name="T2">, </text:span><text:span text:style-name="T6">22</text:span><text:span text:style-name="T7">)</text:span></text:p>
      <text:p text:style-name="P2"><text:s text:c="8"/><text:span text:style-name="T9">self</text:span><text:span text:style-name="T7">.mice = []</text:span></text:p>
      <text:p text:style-name="P2"><text:soft-page-break/><text:s text:c="4"/><text:span text:style-name="T2">def </text:span><text:span text:style-name="T11">cat_mice_set</text:span><text:span text:style-name="T7">(</text:span><text:span text:style-name="T9">self</text:span><text:span text:style-name="T2">, </text:span><text:span text:style-name="T7">mice_list):</text:span></text:p>
      <text:p text:style-name="P2"><text:s text:c="8"/><text:span text:style-name="T9">self</text:span><text:span text:style-name="T7">.mice = mice_list</text:span></text:p>
      <text:p text:style-name="P1">my_cat = Cat()</text:p>
      <text:p text:style-name="P1">mice_list = [Mouse() <text:span text:style-name="T1">for </text:span>x <text:span text:style-name="T1">in </text:span><text:span text:style-name="T3">range</text:span>(<text:span text:style-name="T5">20</text:span>)]</text:p>
      <text:p text:style-name="P1">my_cat.cat_mice_set(mice_list)</text:p>
      <text:p text:style-name="P3"># pprint(my_cat.mice)</text:p>
      <text:p text:style-name="P1"><text:span text:style-name="T1">def </text:span><text:span text:style-name="T10">cat_default</text:span>(obj):</text:p>
      <text:p text:style-name="P2"><text:s text:c="4"/><text:span text:style-name="T2">if </text:span><text:span text:style-name="T7">obj.mice:</text:span></text:p>
      <text:p text:style-name="P2"><text:s text:c="8"/><text:span text:style-name="T2">for </text:span><text:span text:style-name="T7">i </text:span><text:span text:style-name="T2">in </text:span><text:span text:style-name="T4">range</text:span><text:span text:style-name="T7">(</text:span><text:span text:style-name="T4">len</text:span><text:span text:style-name="T7">(obj.mice)):</text:span></text:p>
      <text:p text:style-name="P2"><text:s text:c="12"/><text:span text:style-name="T7">obj.mice[i] = json.dumps(obj.mice[i]</text:span><text:span text:style-name="T2">, </text:span><text:span text:style-name="T15">default</text:span><text:span text:style-name="T7">=mouse_default)</text:span></text:p>
      <text:p text:style-name="P2"><text:s text:c="4"/><text:span text:style-name="T7">data = {</text:span><text:span text:style-name="T13">"name"</text:span><text:span text:style-name="T7">: obj.name</text:span><text:span text:style-name="T2">, </text:span><text:span text:style-name="T13">"age"</text:span><text:span text:style-name="T7">: obj.age</text:span><text:span text:style-name="T2">, </text:span><text:span text:style-name="T13">"mice"</text:span><text:span text:style-name="T7">: obj.mice}</text:span></text:p>
      <text:p text:style-name="P2"><text:s text:c="4"/><text:span text:style-name="T2">return </text:span><text:span text:style-name="T7">data</text:span></text:p>
      <text:p text:style-name="P1"><text:span text:style-name="T1">def </text:span><text:span text:style-name="T10">cat_hook</text:span>(data):</text:p>
      <text:p text:style-name="P2"><text:s text:c="4"/><text:span text:style-name="T7">cat_instance = Cat()</text:span></text:p>
      <text:p text:style-name="P2"><text:s text:c="4"/><text:span text:style-name="T7">cat_instance.name = data.get(</text:span><text:span text:style-name="T13">"name"</text:span><text:span text:style-name="T2">, </text:span><text:span text:style-name="T7">random.choice(cat_names))</text:span></text:p>
      <text:p text:style-name="P2"><text:s text:c="4"/><text:span text:style-name="T7">cat_instance.age = data.get(</text:span><text:span text:style-name="T13">"age"</text:span><text:span text:style-name="T2">, </text:span><text:span text:style-name="T7">random.randint(</text:span><text:span text:style-name="T6">0</text:span><text:span text:style-name="T2">, </text:span><text:span text:style-name="T6">22</text:span><text:span text:style-name="T7">))</text:span></text:p>
      <text:p text:style-name="P2"><text:s text:c="4"/><text:span text:style-name="T2">if </text:span><text:span text:style-name="T7">data[</text:span><text:span text:style-name="T13">"mice"</text:span><text:span text:style-name="T7">]:</text:span></text:p>
      <text:p text:style-name="P2"><text:s text:c="8"/><text:span text:style-name="T2">for </text:span><text:span text:style-name="T7">i </text:span><text:span text:style-name="T2">in </text:span><text:span text:style-name="T4">range</text:span><text:span text:style-name="T7">(</text:span><text:span text:style-name="T4">len</text:span><text:span text:style-name="T7">(data[</text:span><text:span text:style-name="T13">"mice"</text:span><text:span text:style-name="T7">])):</text:span></text:p>
      <text:p text:style-name="P2"><text:s text:c="12"/><text:span text:style-name="T7">data[</text:span><text:span text:style-name="T13">"mice"</text:span><text:span text:style-name="T7">][i] = json.loads(data[</text:span><text:span text:style-name="T13">"mice"</text:span><text:span text:style-name="T7">][i]</text:span><text:span text:style-name="T2">, </text:span><text:span text:style-name="T15">object_hook</text:span><text:span text:style-name="T7">=mouse_hook)</text:span></text:p>
      <text:p text:style-name="P2"><text:s text:c="4"/><text:span text:style-name="T7">cat_instance.mice = data.get(</text:span><text:span text:style-name="T13">"mice"</text:span><text:span text:style-name="T2">, </text:span><text:span text:style-name="T7">[])</text:span></text:p>
      <text:p text:style-name="P2"><text:s text:c="4"/><text:span text:style-name="T2">return </text:span><text:span text:style-name="T7">cat_instance</text:span></text:p>
      <text:p text:style-name="P1">my_cat_str = json.dumps(my_cat<text:span text:style-name="T1">, </text:span><text:span text:style-name="T14">default</text:span>=cat_default)</text:p>
      <text:p text:style-name="P1">pprint(my_cat_str)</text:p>
      <text:p text:style-name="P1">restored_cat = json.loads(my_cat_str<text:span text:style-name="T1">, </text:span><text:span text:style-name="T14">object_hook</text:span>=cat_hook)</text:p>
      <text:p text:style-name="P1"><text:span text:style-name="T3">print</text:span>(restored_cat)</text:p>
      <text:p text:style-name="P1"><text:span text:style-name="T3">print</text:span>(restored_cat.name<text:span text:style-name="T1">, </text:span>my_cat.name)</text:p>
      <text:p text:style-name="P1"><text:span text:style-name="T3">print</text:span>(restored_cat.age<text:span text:style-name="T1">, </text:span>my_cat.age)</text:p>
      <text:p text:style-name="P1">pprint(restored_cat.mice)</text:p>
      <text:p text:style-name="P1"><text:span text:style-name="T1">for </text:span>mouse <text:span text:style-name="T1">in </text:span>restored_cat.mice:</text:p>
      <text:p text:style-name="P4"><text:s text:c="4"/><text:span text:style-name="T4">print</text:span><text:span text:style-name="T7">(</text:span><text:span text:style-name="T4">type</text:span><text:span text:style-name="T7">(mouse)</text:span><text:span text:style-name="T2">, </text:span><text:span text:style-name="T7">mouse.weight</text:span><text:span text:style-name="T2">, </text:span><text:span text:style-name="T7">mouse.age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4:36:22.535555022</meta:creation-date>
    <dc:date>2019-05-12T04:37:31.954810138</dc:date>
    <meta:editing-duration>PT1M10S</meta:editing-duration>
    <meta:editing-cycles>1</meta:editing-cycles>
    <meta:document-statistic meta:table-count="0" meta:image-count="0" meta:object-count="0" meta:page-count="2" meta:paragraph-count="64" meta:word-count="207" meta:character-count="2303" meta:non-whitespace-character-count="1992"/>
    <meta:generator>LibreOffice/6.0.7.3$Linux_X86_64 LibreOffice_project/00m0$Build-3</meta:generator>
  </office:meta>
</office:document-meta>
</file>